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NU 3.0 Developer log day 10</text:p>
      <text:p text:style-name="Standard">Today, I finished up the script file connection for SNU 2 between SNU 3. I also began to work on a new feature called "legends of the internet"</text:p>
      <text:p text:style-name="Standard">It is a series that goes over revolutionary content on the internet that made an impact</text:p>
      <text:p text:style-name="Standard">Sean Patrick Myrick on February 9th 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2:21:39.337000000</meta:creation-date>
    <dc:date>2019-02-11T12:22:01.601000000</dc:date>
    <meta:editing-duration>PT22S</meta:editing-duration>
    <meta:editing-cycles>1</meta:editing-cycles>
    <meta:document-statistic meta:table-count="0" meta:image-count="0" meta:object-count="0" meta:page-count="1" meta:paragraph-count="4" meta:word-count="57" meta:character-count="298" meta:non-whitespace-character-count="245"/>
    <meta:generator>LibreOffice/6.1.2.1$Windows_X86_64 LibreOffice_project/65905a128db06ba48db947242809d14d3f9a93fe</meta:generator>
  </office:meta>
</office:document-meta>
</file>